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4.5cm" fo:min-width="8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415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25cm" fo:min-width="3cm"/>
      <style:paragraph-properties style:writing-mode="lr-tb"/>
    </style:style>
    <style:style style:name="gr4" style:family="graphic" style:parent-style-name="standard">
      <style:graphic-properties svg:stroke-color="#55308d" draw:fill-color="#b7b3ca" draw:textarea-horizontal-align="justify" draw:textarea-vertical-align="middle" draw:auto-grow-height="false" fo:min-height="0.676cm" fo:min-width="0.89cm" fo:wrap-option="no-wrap"/>
      <style:paragraph-properties style:writing-mode="lr-tb"/>
    </style:style>
    <style:style style:name="gr5" style:family="graphic" style:parent-style-name="standard">
      <style:graphic-properties svg:stroke-color="#55308d" draw:fill-color="#dedce6" draw:textarea-horizontal-align="justify" draw:textarea-vertical-align="middle" draw:auto-grow-height="false" fo:min-height="0.446cm" fo:min-width="1.584cm" fo:wrap-option="no-wrap"/>
      <style:paragraph-properties style:writing-mode="lr-tb"/>
    </style:style>
    <style:style style:name="gr6" style:family="graphic" style:parent-style-name="standard">
      <style:graphic-properties svg:stroke-color="#7b3d00" draw:fill-color="#ffb66c" draw:textarea-horizontal-align="justify" draw:textarea-vertical-align="middle" draw:auto-grow-height="false" fo:min-height="0.167cm" fo:min-width="0cm"/>
    </style:style>
    <style:style style:name="gr7" style:family="graphic" style:parent-style-name="standard">
      <style:graphic-properties svg:stroke-color="#7b3d00" draw:fill-color="#ffb66c" draw:textarea-horizontal-align="justify" draw:textarea-vertical-align="middle" draw:auto-grow-height="false" fo:min-height="0.458cm" fo:min-width="0.208cm"/>
      <style:paragraph-properties style:writing-mode="lr-tb"/>
    </style:style>
    <style:style style:name="gr8" style:family="graphic" style:parent-style-name="objectwithoutfill">
      <style:graphic-properties svg:stroke-width="0.1cm" svg:stroke-color="#b4c7dc" draw:marker-start-width="0.35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1e6a39" draw:marker-start-width="0.35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355269" draw:marker-start-width="0.35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6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57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3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4" style:family="paragraph">
      <loext:graphic-properties draw:fill-color="#b4c7dc"/>
      <style:paragraph-properties fo:text-align="center" style:writing-mode="lr-tb"/>
      <style:text-properties fo:font-size="10.5pt" style:font-size-asian="10.5pt" style:font-size-complex="10.5pt"/>
    </style:style>
    <style:style style:name="P5" style:family="paragraph">
      <loext:graphic-properties draw:fill-color="#b7b3ca"/>
      <style:paragraph-properties fo:text-align="center" style:writing-mode="lr-tb"/>
      <style:text-properties fo:font-size="10.5pt" style:font-size-asian="10.5pt" style:font-size-complex="10.5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7" style:family="paragraph">
      <loext:graphic-properties draw:fill-color="#dedce6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style:paragraph-properties fo:text-align="center" style:writing-mode="lr-tb"/>
      <style:text-properties fo:font-size="6pt" style:font-size-asian="6pt" style:font-size-complex="6pt"/>
    </style:style>
    <style:style style:name="P9" style:family="paragraph">
      <loext:graphic-properties draw:fill-color="#ffb66c"/>
      <style:paragraph-properties fo:text-align="center"/>
    </style:style>
    <style:style style:name="P10" style:family="paragraph">
      <loext:graphic-properties draw:fill-color="#ffb66c"/>
      <style:paragraph-properties fo:text-align="center" style:writing-mode="lr-tb"/>
      <style:text-properties fo:font-size="10.5pt" style:font-size-asian="10.5pt" style:font-size-complex="10.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游ゴシック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9cm" svg:height="4.75cm" svg:x="1.75cm" svg:y="2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5cm" svg:height="0.665cm" svg:x="1.75cm" svg:y="2.835cm">
          <draw:text-box>
            <text:p><text:span text:style-name="T1">チーム</text:span><text:span text:style-name="T1">A</text:span><text:span text:style-name="T1">の代表者（</text:span><text:span text:style-name="T1">aaa</text:span><text:span text:style-name="T1">）の</text:span><text:span text:style-name="T1">GitHub</text:span><text:span text:style-name="T1">アカウント</text:span></text:p>
          </draw:text-box>
        </draw:frame>
        <draw:custom-shape draw:style-name="gr3" draw:text-style-name="P4" draw:layer="layout" svg:width="3.5cm" svg:height="1.5cm" svg:x="2.5cm" svg:y="3.75cm">
          <text:p text:style-name="P3"><text:span text:style-name="T1">aaa-readable-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cm" svg:x="6.25cm" svg:y="3.75cm">
          <text:p text:style-name="P3"><text:span text:style-name="T1">issues</text:span></text:p>
          <draw:enhanced-geometry svg:viewBox="0 0 21600 21600" draw:text-areas="800 800 20800 20800" draw:type="round-rectangular-callout" draw:modifiers="-6475.68287808128 5545.65434565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2.25cm" svg:height="0.75cm" svg:x="8cm" svg:y="3.75cm">
          <text:p text:style-name="P6"><text:span text:style-name="T2">分かりやすい</text:span><text:span text:style-name="T3">変数名</text:span></text:p>
          <draw:enhanced-geometry svg:viewBox="0 0 21600 21600" draw:text-areas="800 800 20800 20800" draw:type="round-rectangular-callout" draw:modifiers="-4308.48511772546 7391.74434087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2.25cm" svg:height="0.75cm" svg:x="8cm" svg:y="4.5cm">
          <text:p text:style-name="P8"><text:span text:style-name="T3">スタイルの統一</text:span></text:p>
          <draw:enhanced-geometry svg:viewBox="0 0 21600 21600" draw:text-areas="800 800 20800 20800" draw:type="round-rectangular-callout" draw:modifiers="-3502.44335850733 1006.65778961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6" draw:text-style-name="P9" draw:layer="layout" svg:width="1cm" svg:height="1.25cm" svg:x="3.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0" draw:layer="layout" svg:width="1cm" svg:height="1cm" svg:x="3.5cm" svg:y="8.5cm">
            <text:p text:style-name="P3"><text:span text:style-name="T1">aa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9" draw:layer="layout" svg:width="1cm" svg:height="1.25cm" svg:x="5.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0" draw:layer="layout" svg:width="1cm" svg:height="1cm" svg:x="5.5cm" svg:y="8.5cm">
            <text:p text:style-name="P3"><text:span text:style-name="T1">bb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9" draw:layer="layout" svg:width="1cm" svg:height="1.25cm" svg:x="7.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0" draw:layer="layout" svg:width="1cm" svg:height="1cm" svg:x="7.5cm" svg:y="8.5cm">
            <text:p text:style-name="P3"><text:span text:style-name="T1">cc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11" draw:layer="layout" svg:x1="6cm" svg:y1="8.5cm" svg:x2="4.25cm" svg:y2="5.25cm">
          <text:p/>
        </draw:line>
        <draw:line draw:style-name="gr8" draw:text-style-name="P11" draw:layer="layout" svg:x1="8cm" svg:y1="8.5cm" svg:x2="4.75cm" svg:y2="5.25cm">
          <text:p/>
        </draw:line>
        <draw:line draw:style-name="gr9" draw:text-style-name="P11" draw:layer="layout" svg:x1="4cm" svg:y1="8.5cm" svg:x2="8cm" svg:y2="5.25cm">
          <text:p/>
        </draw:line>
        <draw:line draw:style-name="gr9" draw:text-style-name="P11" draw:layer="layout" svg:x1="6cm" svg:y1="8.5cm" svg:x2="8.5cm" svg:y2="5.25cm">
          <text:p/>
        </draw:line>
        <draw:line draw:style-name="gr9" draw:text-style-name="P11" draw:layer="layout" svg:x1="8cm" svg:y1="8.5cm" svg:x2="9cm" svg:y2="5.25cm">
          <text:p/>
        </draw:line>
        <draw:line draw:style-name="gr10" draw:text-style-name="P11" draw:layer="layout" svg:x1="3.975cm" svg:y1="8.525cm" svg:x2="4cm" svg:y2="5.25cm">
          <text:p/>
        </draw:line>
        <draw:frame draw:style-name="gr11" draw:text-style-name="P13" draw:layer="layout" svg:width="1.75cm" svg:height="0.883cm" svg:x="2.25cm" svg:y="7.5cm">
          <draw:text-box>
            <text:p text:style-name="P12"><text:span text:style-name="T4">実装して</text:span><text:span text:style-name="T4">push</text:span></text:p>
          </draw:text-box>
        </draw:frame>
        <draw:frame draw:style-name="gr12" draw:text-style-name="P13" draw:layer="layout" svg:width="2.5cm" svg:height="1.507cm" svg:x="8cm" svg:y="7.5cm">
          <draw:text-box>
            <text:p text:style-name="P12"><text:span text:style-name="T4">見つけた</text:span></text:p>
            <text:p text:style-name="P12"><text:span text:style-name="T4">「リーダブル」</text:span></text:p>
            <text:p text:style-name="P12"><text:span text:style-name="T4">を記録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5T00:42:23.242000000</meta:creation-date>
    <dc:date>2022-08-05T01:01:06.438000000</dc:date>
    <meta:editing-duration>PT18M33S</meta:editing-duration>
    <meta:editing-cycles>7</meta:editing-cycles>
    <meta:generator>LibreOffice/7.1.4.2$Windows_X86_64 LibreOffice_project/a529a4fab45b75fefc5b6226684193eb000654f6</meta:generator>
    <meta:document-statistic meta:object-count="23"/>
  </office:meta>
</office:document-meta>
</file>